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kumparan.com/@kumparansport/bersua-di-semifinal-fajar-rian-lempar-pujian-kepada-ahsan-hendra-1rjAxQySH7Z</text:p>
          </table:table-cell>
        </table:table-row>
        <table:table-row table:style-name="ro1">
          <table:table-cell office:value-type="string" calcext:value-type="string">
            <text:p>https://kumparan.com/@kumparansport/foto-balap-sepeda-bmx-di-kompetisi-bearcofest-2019-1rjZ6vG4GXJ</text:p>
          </table:table-cell>
        </table:table-row>
        <table:table-row table:style-name="ro1">
          <table:table-cell office:value-type="string" calcext:value-type="string">
            <text:p>https://kumparan.com/@kumparansport/fp3-motogp-inggris-kalahkan-rossi-quartararo-jadi-yang-tercepat-1rjDK3ZcnjP</text:p>
          </table:table-cell>
        </table:table-row>
        <table:table-row table:style-name="ro1">
          <table:table-cell office:value-type="string" calcext:value-type="string">
            <text:p>https://kumparan.com/@kumparansport/kejuaraan-dunia-ahsan-hendra-lolos-ke-final-usai-kalahkan-fajar-rian-1rjMaBfUbj3</text:p>
          </table:table-cell>
        </table:table-row>
        <table:table-row table:style-name="ro1">
          <table:table-cell office:value-type="string" calcext:value-type="string">
            <text:p>https://kumparan.com/@kumparansport/kejuaraan-dunia-greysia-apriyani-ditaklukkan-ganda-nomor-satu-dunia-1rjJsQXIPbB</text:p>
          </table:table-cell>
        </table:table-row>
        <table:table-row table:style-name="ro1">
          <table:table-cell office:value-type="string" calcext:value-type="string">
            <text:p>https://kumparan.com/@kumparansport/motogp-inggris-marquez-start-terdepan-rossi-di-belakangnya-1rjHbbFIBLd</text:p>
          </table:table-cell>
        </table:table-row>
        <table:table-row table:style-name="ro1">
          <table:table-cell office:value-type="string" calcext:value-type="string">
            <text:p>https://kumparan.com/@kumparansport/motogp-inggris-salip-marquez-di-tikungan-terakhir-rins-jadi-juara-1rjfjsIcZWN</text:p>
          </table:table-cell>
        </table:table-row>
        <table:table-row table:style-name="ro1">
          <table:table-cell office:value-type="string" calcext:value-type="string">
            <text:p>https://kumparan.com/@kumparansport/tentang-rekor-tak-terkalahkan-ahsan-hendra-di-kejuaraan-dunia-1rjlfJtoAnv</text:p>
          </table:table-cell>
        </table:table-row>
        <table:table-row table:style-name="ro1">
          <table:table-cell office:value-type="string" calcext:value-type="string">
            <text:p>https://kumparan.com/@kumparansport/untuk-ketiga-kalinya-ahsan-hendra-jadi-juara-dunia-1rjiz75OAAQ</text:p>
          </table:table-cell>
        </table:table-row>
        <table:table-row table:style-name="ro1">
          <table:table-cell office:value-type="string" calcext:value-type="string">
            <text:p>https://kumparan.com/@kumparansport/usai-crash-di-motogp-inggris-dovizioso-sempat-hilang-ingatan-sejenak-1rjgShojhk2</text:p>
          </table:table-cell>
        </table:table-row>
        <table:table-row table:style-name="ro1">
          <table:table-cell office:value-type="string" calcext:value-type="string">
            <text:p>https://kumparan.com/@kumparansport/bersua-di-semifinal-fajar-rian-lempar-pujian-kepada-ahsan-hendra-1rjAxQySH7Z</text:p>
          </table:table-cell>
        </table:table-row>
        <table:table-row table:style-name="ro1">
          <table:table-cell office:value-type="string" calcext:value-type="string">
            <text:p>https://kumparan.com/@kumparansport/betapa-bangga-greysia-apriyani-lolos-ke-semifinal-kejuaraan-dunia-1rj80rho3AK</text:p>
          </table:table-cell>
        </table:table-row>
        <table:table-row table:style-name="ro1">
          <table:table-cell office:value-type="string" calcext:value-type="string">
            <text:p>https://kumparan.com/@kumparansport/kejuaraan-dunia-ahsan-hendra-genggam-tiket-semifinal-1riy2JTd1I2</text:p>
          </table:table-cell>
        </table:table-row>
        <table:table-row table:style-name="ro1">
          <table:table-cell office:value-type="string" calcext:value-type="string">
            <text:p>https://kumparan.com/@kumparansport/kejuaraan-dunia-cedera-menghambat-langkah-jonatan-christie-1rj7tUFDzR0</text:p>
          </table:table-cell>
        </table:table-row>
        <table:table-row table:style-name="ro1">
          <table:table-cell office:value-type="string" calcext:value-type="string">
            <text:p>https://kumparan.com/@kumparansport/kejuaraan-dunia-fajar-rian-capai-semifinal-usai-kalahkan-wakil-korsel-1rj0vXHaqHS</text:p>
          </table:table-cell>
        </table:table-row>
        <table:table-row table:style-name="ro1">
          <table:table-cell office:value-type="string" calcext:value-type="string">
            <text:p>https://kumparan.com/@kumparansport/menangi-duel-sengit-greysia-apriyani-ke-semifinal-kejuaraan-dunia-1riubdSM0GD</text:p>
          </table:table-cell>
        </table:table-row>
        <table:table-row table:style-name="ro1">
          <table:table-cell office:value-type="string" calcext:value-type="string">
            <text:p>https://kumparan.com/@kumparansport/fp2-motogp-inggris-marquez-torehkan-waktu-tercepat-1rit9wvkGtc</text:p>
          </table:table-cell>
        </table:table-row>
        <table:table-row table:style-name="ro1">
          <table:table-cell office:value-type="string" calcext:value-type="string">
            <text:p>https://kumparan.com/@kumparansport/kejuaraan-dunia-jonatan-christie-terhenti-di-perempat-final-1risg1kvJXr</text:p>
          </table:table-cell>
        </table:table-row>
        <table:table-row table:style-name="ro1">
          <table:table-cell office:value-type="string" calcext:value-type="string">
            <text:p>https://kumparan.com/@kumparansport/menpora-akan-temui-jokowi-ihwal-pelaksanaan-pon-2020-papua-1ris47V013v</text:p>
          </table:table-cell>
        </table:table-row>
        <table:table-row table:style-name="ro1">
          <table:table-cell office:value-type="string" calcext:value-type="string">
            <text:p>https://kumparan.com/@kumparansport/chou-tien-chen-yang-melawan-dirinya-sendiri-1riojjDD0zN</text:p>
          </table:table-cell>
        </table:table-row>
        <table:table-row table:style-name="ro1">
          <table:table-cell office:value-type="string" calcext:value-type="string">
            <text:p>https://kumparan.com/@kumparansport/fp1-motogp-inggris-ungguli-marquez-quartararo-jadi-yang-tercepat-1riosuJw1qB</text:p>
          </table:table-cell>
        </table:table-row>
        <table:table-row table:style-name="ro1">
          <table:table-cell office:value-type="string" calcext:value-type="string">
            <text:p>https://kumparan.com/@kumparansport/lorenzo-tepis-isu-pindah-ke-ducati-1riqD4NE6wC</text:p>
          </table:table-cell>
        </table:table-row>
        <table:table-row table:style-name="ro1">
          <table:table-cell office:value-type="string" calcext:value-type="string">
            <text:p>https://kumparan.com/@kumparansport/kejuaraan-dunia-jonatan-christie-sesalkan-kekalahan-anthony-ginting-1rilGZhv4PC</text:p>
          </table:table-cell>
        </table:table-row>
        <table:table-row table:style-name="ro1">
          <table:table-cell office:value-type="string" calcext:value-type="string">
            <text:p>https://kumparan.com/@kumparansport/kejuaraan-dunia-fajar-rian-jadi-wakil-indonesia-keempat-di-8-besar-1ribpWakpFn</text:p>
          </table:table-cell>
        </table:table-row>
        <table:table-row table:style-name="ro1">
          <table:table-cell office:value-type="string" calcext:value-type="string">
            <text:p>https://kumparan.com/@kumparansport/kejuaraan-dunia-jonatan-christie-rebut-tiket-perempat-final-1riYceQdiP0</text:p>
          </table:table-cell>
        </table:table-row>
        <table:table-row table:style-name="ro1">
          <table:table-cell office:value-type="string" calcext:value-type="string">
            <text:p>https://kumparan.com/@kumparansport/gregoria-meski-kalah-saya-belajar-banyak-dari-intanon-1riW53jAkWu</text:p>
          </table:table-cell>
        </table:table-row>
        <table:table-row table:style-name="ro1">
          <table:table-cell office:value-type="string" calcext:value-type="string">
            <text:p>https://kumparan.com/@kumparansport/gregoria-soal-laga-lawan-intanon-tak-tenang-maka-tak-menang-1riV8Q5qSNg</text:p>
          </table:table-cell>
        </table:table-row>
        <table:table-row table:style-name="ro1">
          <table:table-cell office:value-type="string" calcext:value-type="string">
            <text:p>https://kumparan.com/@kumparansport/kejuaraan-dunia-anthony-ginting-takluk-dijegal-wakil-india-1riWXTzSv8C</text:p>
          </table:table-cell>
        </table:table-row>
        <table:table-row table:style-name="ro1">
          <table:table-cell office:value-type="string" calcext:value-type="string">
            <text:p>https://kumparan.com/@kumparansport/pon-2020-papua-menjamin-keamanan-merampungkan-persiapan-1riXbmUxPZv</text:p>
          </table:table-cell>
        </table:table-row>
        <table:table-row table:style-name="ro1">
          <table:table-cell office:value-type="string" calcext:value-type="string">
            <text:p>https://kumparan.com/@kumparansport/bukan-kemenangan-mudah-untuk-ahsan-hendra-1riUF7j48Ep</text:p>
          </table:table-cell>
        </table:table-row>
        <table:table-row table:style-name="ro1">
          <table:table-cell office:value-type="string" calcext:value-type="string">
            <text:p>https://kumparan.com/@kumparansport/kejuaraan-dunia-ganda-korea-selatan-tumbangkan-della-rizki-1riTtvH4Y9j</text:p>
          </table:table-cell>
        </table:table-row>
        <table:table-row table:style-name="ro1">
          <table:table-cell office:value-type="string" calcext:value-type="string">
            <text:p>https://kumparan.com/@kumparansport/kejuaraan-dunia-gregoria-kalah-tunggal-putri-indonesia-habis-1riSNjW5PGR</text:p>
          </table:table-cell>
        </table:table-row>
        <table:table-row table:style-name="ro1">
          <table:table-cell office:value-type="string" calcext:value-type="string">
            <text:p>https://kumparan.com/@kumparansport/pasangan-nomor-satu-dunia-singkirkan-hafiz-gloria-1riTJ6Mx4ER</text:p>
          </table:table-cell>
        </table:table-row>
        <table:table-row table:style-name="ro1">
          <table:table-cell office:value-type="string" calcext:value-type="string">
            <text:p>https://kumparan.com/@kumparansport/kejuaraan-dunia-ahsan-hendra-ke-perempat-final-1riQHuWAbom</text:p>
          </table:table-cell>
        </table:table-row>
        <table:table-row table:style-name="ro1">
          <table:table-cell office:value-type="string" calcext:value-type="string">
            <text:p>https://kumparan.com/@kumparansport/kemenpora-jamin-pon-2020-di-papua-tak-molor-1riQbxIZjDg</text:p>
          </table:table-cell>
        </table:table-row>
        <table:table-row table:style-name="ro1">
          <table:table-cell office:value-type="string" calcext:value-type="string">
            <text:p>https://kumparan.com/@kumparansport/fitriani-tak-siap-dengan-perubahan-pola-bermain-tai-tzu-ying-1ri76el6Usq</text:p>
          </table:table-cell>
        </table:table-row>
        <table:table-row table:style-name="ro1">
          <table:table-cell office:value-type="string" calcext:value-type="string">
            <text:p>https://kumparan.com/@kumparansport/hat-trick-kegagalan-marcus-kevin-di-kejuaraan-dunia-1ri6Nx9wnri</text:p>
          </table:table-cell>
        </table:table-row>
        <table:table-row table:style-name="ro1">
          <table:table-cell office:value-type="string" calcext:value-type="string">
            <text:p>https://kumparan.com/@kumparansport/kejuaraan-dunia-ahsan-hendra-dan-della-rizki-menang-mudah-1ri5dM04VGM</text:p>
          </table:table-cell>
        </table:table-row>
        <table:table-row table:style-name="ro1">
          <table:table-cell office:value-type="string" calcext:value-type="string">
            <text:p>https://kumparan.com/@kumparansport/kejuaraan-dunia-bwf-berry-hardianto-gagal-melaju-ke-babak-ketiga-1ri9RG1p5Ld</text:p>
          </table:table-cell>
        </table:table-row>
        <table:table-row table:style-name="ro1">
          <table:table-cell office:value-type="string" calcext:value-type="string">
            <text:p>https://kumparan.com/@kumparansport/kejuaraan-dunia-fitriani-tersingkir-di-babak-kedua-1ri58mjVC7r</text:p>
          </table:table-cell>
        </table:table-row>
        <table:table-row table:style-name="ro1">
          <table:table-cell office:value-type="string" calcext:value-type="string">
            <text:p>https://kumparan.com/@kumparansport/kejuaraan-dunia-lewat-duel-tiga-gim-fajar-rian-maju-ke-16-besar-1riArg7HWJw</text:p>
          </table:table-cell>
        </table:table-row>
        <table:table-row table:style-name="ro1">
          <table:table-cell office:value-type="string" calcext:value-type="string">
            <text:p>https://kumparan.com/@kumparansport/pelatnas-timnas-basket-jangka-panjang-melahirkan-polemik-baru-1ri8ZDoYOId</text:p>
          </table:table-cell>
        </table:table-row>
        <table:table-row table:style-name="ro1">
          <table:table-cell office:value-type="string" calcext:value-type="string">
            <text:p>https://kumparan.com/@kumparansport/proyek-naturalisasi-timnas-basket-masih-mengambang-1riO7SIGiRf</text:p>
          </table:table-cell>
        </table:table-row>
        <table:table-row table:style-name="ro1">
          <table:table-cell office:value-type="string" calcext:value-type="string">
            <text:p>https://kumparan.com/@kumparansport/jumpa-pasangan-belanda-praveen-melati-aktifkan-mode-waspada-1ri3S49Ja5F</text:p>
          </table:table-cell>
        </table:table-row>
        <table:table-row table:style-name="ro1">
          <table:table-cell office:value-type="string" calcext:value-type="string">
            <text:p>https://kumparan.com/@kumparansport/kejuaraan-dunia-marcus-kevin-tumbang-di-tangan-ganda-korea-selatan-1ri2jzBCBK1</text:p>
          </table:table-cell>
        </table:table-row>
        <table:table-row table:style-name="ro1">
          <table:table-cell office:value-type="string" calcext:value-type="string">
            <text:p>https://kumparan.com/@kumparansport/misi-greysia-apriyani-lupakan-prestasi-lalu-cetak-sejarah-baru-1ri2ZaVe9xG</text:p>
          </table:table-cell>
        </table:table-row>
        <table:table-row table:style-name="ro1">
          <table:table-cell office:value-type="string" calcext:value-type="string">
            <text:p>https://kumparan.com/@kumparansport/sea-games-2019-persiapan-cabor-layar-terkendala-peralatan-latihan-1ri1sqRrxPs</text:p>
          </table:table-cell>
        </table:table-row>
        <table:table-row table:style-name="ro1">
          <table:table-cell office:value-type="string" calcext:value-type="string">
            <text:p>https://kumparan.com/@kumparansport/kejuaraan-dunia-praveen-melati-singkirkan-ganda-rep-ceko-1ri1fz9HnrG</text:p>
          </table:table-cell>
        </table:table-row>
        <table:table-row table:style-name="ro1">
          <table:table-cell office:value-type="string" calcext:value-type="string">
            <text:p>https://kumparan.com/@kumparansport/fitriani-soal-laga-melawan-tai-tzu-ying-nothing-to-lose-saja-1rhvdBR2iQG</text:p>
          </table:table-cell>
        </table:table-row>
        <table:table-row table:style-name="ro1">
          <table:table-cell office:value-type="string" calcext:value-type="string">
            <text:p>https://kumparan.com/@kumparansport/hadapi-intanon-gregoria-fokus-perkuat-fisik-dan-mental-1rhvHuYdTQp</text:p>
          </table:table-cell>
        </table:table-row>
        <table:table-row table:style-name="ro1">
          <table:table-cell office:value-type="string" calcext:value-type="string">
            <text:p>https://kumparan.com/@kumparansport/kejuaraan-dunia-anthony-ginting-susul-jonatan-christie-ke-16-besar-1rhn7zZx6TW</text:p>
          </table:table-cell>
        </table:table-row>
        <table:table-row table:style-name="ro1">
          <table:table-cell office:value-type="string" calcext:value-type="string">
            <text:p>https://kumparan.com/@kumparansport/kejuaraan-dunia-greysia-apriyani-amankan-slot-babak-16-besar-1ri0Xvs0rHw</text:p>
          </table:table-cell>
        </table:table-row>
        <table:table-row table:style-name="ro1">
          <table:table-cell office:value-type="string" calcext:value-type="string">
            <text:p>https://kumparan.com/@kumparansport/walau-unggul-peringkat-jonatan-dan-anthony-pantang-remehkan-lawan-1ri0VXz7XqL</text:p>
          </table:table-cell>
        </table:table-row>
        <table:table-row table:style-name="ro1">
          <table:table-cell office:value-type="string" calcext:value-type="string">
            <text:p>https://kumparan.com/@kumparansport/foto-jeroen-meijers-juarai-etape-kedua-tour-dindonesia-2019-1rhk2djDaXV</text:p>
          </table:table-cell>
        </table:table-row>
        <table:table-row table:style-name="ro1">
          <table:table-cell office:value-type="string" calcext:value-type="string">
            <text:p>https://kumparan.com/@kumparansport/kejuaraan-dunia-ganda-jepang-kandaskan-perlawanan-rinov-pitha-1rhjnTvGiZD</text:p>
          </table:table-cell>
        </table:table-row>
        <table:table-row table:style-name="ro1">
          <table:table-cell office:value-type="string" calcext:value-type="string">
            <text:p>https://kumparan.com/@kumparansport/kejuaraan-dunia-jan-jorgensen-jegal-tommy-sugiarto-di-babak-kedua-1rhfPkM5sk9</text:p>
          </table:table-cell>
        </table:table-row>
        <table:table-row table:style-name="ro1">
          <table:table-cell office:value-type="string" calcext:value-type="string">
            <text:p>https://kumparan.com/@kumparansport/kejuaraan-dunia-jonatan-christie-sukses-melaju-ke-babak-ketiga-1rhlYAchIWo</text:p>
          </table:table-cell>
        </table:table-row>
        <table:table-row table:style-name="ro1">
          <table:table-cell office:value-type="string" calcext:value-type="string">
            <text:p>https://kumparan.com/@kumparansport/kejuaraan-dunia-lewat-duel-tiga-gim-berry-hardianto-ke-babak-kedua-1rhgkVn3hoA</text:p>
          </table:table-cell>
        </table:table-row>
        <table:table-row table:style-name="ro1">
          <table:table-cell office:value-type="string" calcext:value-type="string">
            <text:p>https://kumparan.com/@kumparansport/kejuaraan-dunia-menang-dua-gim-hafiz-gloria-melaju-ke-babak-ketiga-1rhm7wYJ9Wt</text:p>
          </table:table-cell>
        </table:table-row>
        <table:table-row table:style-name="ro1">
          <table:table-cell office:value-type="string" calcext:value-type="string">
            <text:p>https://kumparan.com/@kumparansport/sebelum-sea-games-timnas-basket-3x3-putra-senadakan-cara-bermain-1rhhpJLz418</text:p>
          </table:table-cell>
        </table:table-row>
        <table:table-row table:style-name="ro1">
          <table:table-cell office:value-type="string" calcext:value-type="string">
            <text:p>https://kumparan.com/@kumparansport/kejuaraan-dunia-taklukkan-wakil-thailand-gregoria-ke-16-besar-1rhccN385W3</text:p>
          </table:table-cell>
        </table:table-row>
        <table:table-row table:style-name="ro1">
          <table:table-cell office:value-type="string" calcext:value-type="string">
            <text:p>https://kumparan.com/@kumparansport/timnas-basket-3x3-putra-targetkan-emas-sea-games-1rhe7GmKuWy</text:p>
          </table:table-cell>
        </table:table-row>
        <table:table-row table:style-name="ro1">
          <table:table-cell office:value-type="string" calcext:value-type="string">
            <text:p>https://kumparan.com/@kumparansport/kejuaraan-dunia-salam-perpisahan-rajiv-ouseph-si-juara-eropa-2017-1rhYxtUBx6D</text:p>
          </table:table-cell>
        </table:table-row>
        <table:table-row table:style-name="ro1">
          <table:table-cell office:value-type="string" calcext:value-type="string">
            <text:p>https://kumparan.com/@kumparansport/kejuaraan-dunia-yulfira-jauza-gugur-rinov-pitha-ke-babak-kedua-1rhKQ4ZBw78</text:p>
          </table:table-cell>
        </table:table-row>
        <table:table-row table:style-name="ro1">
          <table:table-cell office:value-type="string" calcext:value-type="string">
            <text:p>https://kumparan.com/@kumparansport/kisah-tiga-wakil-indonesia-di-basketball-without-borders-2019-1rhYS8V1ukt</text:p>
          </table:table-cell>
        </table:table-row>
        <table:table-row table:style-name="ro1">
          <table:table-cell office:value-type="string" calcext:value-type="string">
            <text:p>https://kumparan.com/@kumparansport/kejuaraan-dunia-bwf-anthony-ginting-singkirkan-wakil-mauritius-1rhHJ55fihd</text:p>
          </table:table-cell>
        </table:table-row>
        <table:table-row table:style-name="ro1">
          <table:table-cell office:value-type="string" calcext:value-type="string">
            <text:p>https://kumparan.com/@kumparansport/kejuaraan-dunia-gregoria-dan-fitriani-pantang-hilang-fokus-1rh5Ev6apvS</text:p>
          </table:table-cell>
        </table:table-row>
        <table:table-row table:style-name="ro1">
          <table:table-cell office:value-type="string" calcext:value-type="string">
            <text:p>https://kumparan.com/@kumparansport/kejuaraan-dunia-jonatan-christie-susul-anthony-ginting-ke-babak-kedua-1rhIPYrJxp2</text:p>
          </table:table-cell>
        </table:table-row>
        <table:table-row table:style-name="ro1">
          <table:table-cell office:value-type="string" calcext:value-type="string">
            <text:p>https://kumparan.com/@kumparansport/perbasi-berharap-stapac-tak-gegabah-1rhDSv7krSU</text:p>
          </table:table-cell>
        </table:table-row>
        <table:table-row table:style-name="ro1">
          <table:table-cell office:value-type="string" calcext:value-type="string">
            <text:p>https://kumparan.com/@kumparansport/stapac-mengundurkan-diri-dari-ibl-2019-20-1rg4T540LA8</text:p>
          </table:table-cell>
        </table:table-row>
        <table:table-row table:style-name="ro1">
          <table:table-cell office:value-type="string" calcext:value-type="string">
            <text:p>https://kumparan.com/@kumparansport/agar-gregoria-dan-fitriani-tak-lagi-minder-di-hadapan-unggulan-1rffALwZarp</text:p>
          </table:table-cell>
        </table:table-row>
        <table:table-row table:style-name="ro1">
          <table:table-cell office:value-type="string" calcext:value-type="string">
            <text:p>https://kumparan.com/@kumparansport/kejuaraan-dunia-hasrat-hafiz-gloria-tekuk-ganda-nomor-satu-dunia-1rfIE9D730A</text:p>
          </table:table-cell>
        </table:table-row>
        <table:table-row table:style-name="ro1">
          <table:table-cell office:value-type="string" calcext:value-type="string">
            <text:p>https://kumparan.com/@kumparansport/pelatih-soal-turunnya-peringkat-gregoria-tak-boleh-bersantai-lagi-1rfbdK3gIQE</text:p>
          </table:table-cell>
        </table:table-row>
        <table:table-row table:style-name="ro1">
          <table:table-cell office:value-type="string" calcext:value-type="string">
            <text:p>https://kumparan.com/@kumparansport/traktiran-ditolak-mcgregor-pukul-pria-tua-1rfmKdIBSRe</text:p>
          </table:table-cell>
        </table:table-row>
        <table:table-row table:style-name="ro1">
          <table:table-cell office:value-type="string" calcext:value-type="string">
            <text:p>https://kumparan.com/@kumparansport/kejuaraan-dunia-kondisi-fisik-ahsan-hendra-belum-pulih-100-1rfFnnUEEv5</text:p>
          </table:table-cell>
        </table:table-row>
        <table:table-row table:style-name="ro1">
          <table:table-cell office:value-type="string" calcext:value-type="string">
            <text:p>https://kumparan.com/@kumparansport/melihat-pola-latihan-3-vs-3-dan-2-vs-4-ala-ganda-putra-indonesia-1rfHK5kYTG0</text:p>
          </table:table-cell>
        </table:table-row>
        <table:table-row table:style-name="ro1">
          <table:table-cell office:value-type="string" calcext:value-type="string">
            <text:p>https://kumparan.com/@kumparansport/rugbi-mengetuk-pintu-koi-1rewYylMXJY</text:p>
          </table:table-cell>
        </table:table-row>
        <table:table-row table:style-name="ro1">
          <table:table-cell office:value-type="string" calcext:value-type="string">
            <text:p>https://kumparan.com/@kumparansport/kejuaraan-dunia-herry-ip-tertantang-bawa-ganda-putra-berjaya-1rew9J9DB9g</text:p>
          </table:table-cell>
        </table:table-row>
        <table:table-row table:style-name="ro1">
          <table:table-cell office:value-type="string" calcext:value-type="string">
            <text:p>https://kumparan.com/@kumparansport/mengapa-ganda-putri-indonesia-seret-prestasi-1reuwyPV2dg</text:p>
          </table:table-cell>
        </table:table-row>
        <table:table-row table:style-name="ro1">
          <table:table-cell office:value-type="string" calcext:value-type="string">
            <text:p>https://kumparan.com/@kumparansport/kejuaraan-dunia-bulu-tangkis-gregoria-fokus-poles-fisik-dan-teknik-1reu0KwDVtP</text:p>
          </table:table-cell>
        </table:table-row>
        <table:table-row table:style-name="ro1">
          <table:table-cell office:value-type="string" calcext:value-type="string">
            <text:p>https://kumparan.com/@kumparansport/dapat-ultimatum-pbsi-della-rizki-siap-buktikan-diri-1retLYGV74b</text:p>
          </table:table-cell>
        </table:table-row>
        <table:table-row table:style-name="ro1">
          <table:table-cell office:value-type="string" calcext:value-type="string">
            <text:p>https://kumparan.com/@kumparansport/gregoria-tanggapi-santai-perubahan-undian-di-kejuaraan-dunia-1reqRuuJhCe</text:p>
          </table:table-cell>
        </table:table-row>
        <table:table-row table:style-name="ro1">
          <table:table-cell office:value-type="string" calcext:value-type="string">
            <text:p>https://kumparan.com/@kumparansport/jelang-kejuaraan-dunia-bulu-tangkis-pbsi-ultimatum-della-rizki-1rernoHyEAg</text:p>
          </table:table-cell>
        </table:table-row>
        <table:table-row table:style-name="ro1">
          <table:table-cell office:value-type="string" calcext:value-type="string">
            <text:p>https://kumparan.com/@kumparansport/kejuaraan-dunia-bulu-tangkis-indonesia-cuma-targetkan-satu-gelar-1relbKLc7uY</text:p>
          </table:table-cell>
        </table:table-row>
        <table:table-row table:style-name="ro1">
          <table:table-cell office:value-type="string" calcext:value-type="string">
            <text:p>https://kumparan.com/@kumparansport/promosi-ke-red-bull-racing-alexander-albon-jadi-partner-verstappen-1reW3bMPCAU</text:p>
          </table:table-cell>
        </table:table-row>
        <table:table-row table:style-name="ro1">
          <table:table-cell office:value-type="string" calcext:value-type="string">
            <text:p>https://kumparan.com/@kumparansport/zarco-tinggalkan-ktm-potensi-pedrosa-kembali-ke-motogp-1reUzXMG97H</text:p>
          </table:table-cell>
        </table:table-row>
        <table:table-row table:style-name="ro1">
          <table:table-cell office:value-type="string" calcext:value-type="string">
            <text:p>https://kumparan.com/@kumparansport/marquez-soal-duel-di-tikungan-terakhir-dovizioso-menyenggol-saya-1reQSjxVtmE</text:p>
          </table:table-cell>
        </table:table-row>
        <table:table-row table:style-name="ro1">
          <table:table-cell office:value-type="string" calcext:value-type="string">
            <text:p>https://kumparan.com/@kumparansport/marquez-tenang-saya-masih-unggul-58-poin-atas-dovizioso-1reSqJsBMRo</text:p>
          </table:table-cell>
        </table:table-row>
        <table:table-row table:style-name="ro1">
          <table:table-cell office:value-type="string" calcext:value-type="string">
            <text:p>https://kumparan.com/@kumparansport/motogp-austria-mengapa-quartararo-lebih-cepat-dari-rossi-dan-vinales-1reRjArnEC3</text:p>
          </table:table-cell>
        </table:table-row>
        <table:table-row table:style-name="ro1">
          <table:table-cell office:value-type="string" calcext:value-type="string">
            <text:p>https://kumparan.com/@kumparansport/serangan-dadakan-dovizioso-kepada-marquez-berbuah-25-poin-1rePHg2OQWA</text:p>
          </table:table-cell>
        </table:table-row>
        <table:table-row table:style-name="ro1">
          <table:table-cell office:value-type="string" calcext:value-type="string">
            <text:p>https://kumparan.com/@kumparansport/indonesia-menjadi-tuan-rumah-asia-rugby-sevens-trophy-2019-1rdnnk6BVB4</text:p>
          </table:table-cell>
        </table:table-row>
        <table:table-row table:style-name="ro1">
          <table:table-cell office:value-type="string" calcext:value-type="string">
            <text:p>https://kumparan.com/@kumparansport/meski-tak-secepat-marquez-dovi-punya-strategi-menangi-gp-austria-1reLnohjqPt</text:p>
          </table:table-cell>
        </table:table-row>
        <table:table-row table:style-name="ro1">
          <table:table-cell office:value-type="string" calcext:value-type="string">
            <text:p>https://kumparan.com/@kumparansport/motogp-austria-duel-ketat-dengan-marquez-dovizioso-jadi-juara-1re7nQVuQN8</text:p>
          </table:table-cell>
        </table:table-row>
        <table:table-row table:style-name="ro1">
          <table:table-cell office:value-type="string" calcext:value-type="string">
            <text:p>https://kumparan.com/@kumparansport/kualifikasi-gp-austria-marquez-start-terdepan-dovizioso-ketiga-1rdjuGLW4bZ</text:p>
          </table:table-cell>
        </table:table-row>
        <table:table-row table:style-name="ro1">
          <table:table-cell office:value-type="string" calcext:value-type="string">
            <text:p>https://kumparan.com/@kumparansport/fp3-gp-austria-marquez-belum-terbendung-rossi-masuk-sepuluh-besar-1rdfcxkCmqB</text:p>
          </table:table-cell>
        </table:table-row>
        <table:table-row table:style-name="ro1">
          <table:table-cell office:value-type="string" calcext:value-type="string">
            <text:p>https://kumparan.com/@kumparansport/fp1-gp-austria-dovizioso-tercepat-marquez-di-belakangnya-1rdGVDtK4JV</text:p>
          </table:table-cell>
        </table:table-row>
        <table:table-row table:style-name="ro1">
          <table:table-cell office:value-type="string" calcext:value-type="string">
            <text:p>https://kumparan.com/@kumparansport/fp2-gp-austria-marquez-tercepat-duo-ducati-di-luar-lima-besar-1rdKc5yqyY1</text:p>
          </table:table-cell>
        </table:table-row>
        <table:table-row table:style-name="ro1">
          <table:table-cell office:value-type="string" calcext:value-type="string">
            <text:p>https://kumparan.com/@kumparansport/indonesia-kirim-tiga-wakil-ke-basketball-without-borders-2019-1rdbpRtZW0P</text:p>
          </table:table-cell>
        </table:table-row>
        <table:table-row table:style-name="ro1">
          <table:table-cell office:value-type="string" calcext:value-type="string">
            <text:p>https://kumparan.com/@kumparansport/motogp-austria-misi-dovizioso-hentikan-dominasi-marquez-1rdIBoT3P20</text:p>
          </table:table-cell>
        </table:table-row>
        <table:table-row table:style-name="ro1">
          <table:table-cell office:value-type="string" calcext:value-type="string">
            <text:p>https://kumparan.com/@kumparansport/saran-pelatih-untuk-fajar-rian-hindari-medsos-1rdK5Vs0Vk3</text:p>
          </table:table-cell>
        </table:table-row>
        <table:table-row table:style-name="ro1">
          <table:table-cell office:value-type="string" calcext:value-type="string">
            <text:p>https://kumparan.com/@kumparansport/marquez-dan-dovizioso-berharap-lorenzo-bertahan-di-honda-1rdFCLG6lLz</text:p>
          </table:table-cell>
        </table:table-row>
        <table:table-row table:style-name="ro1">
          <table:table-cell office:value-type="string" calcext:value-type="string">
            <text:p>https://kumparan.com/@kumparansport/kejuaraan-dunia-target-semifinal-untuk-greysia-apriyani-1rdF8OfEUIo</text:p>
          </table:table-cell>
        </table:table-row>
        <table:table-row table:style-name="ro1">
          <table:table-cell office:value-type="string" calcext:value-type="string">
            <text:p>https://kumparan.com/@kumparansport/praveen-melati-revolusi-mental-demi-incar-gelar-pertama-1rcxYvabh3T</text:p>
          </table:table-cell>
        </table:table-row>
        <table:table-row table:style-name="ro1">
          <table:table-cell office:value-type="string" calcext:value-type="string">
            <text:p>https://kumparan.com/@kumparansport/kevin-sanjaya-tak-setuju-pb-djarum-disebut-eksploitasi-anak-anak-1rcwnnTzHxv</text:p>
          </table:table-cell>
        </table:table-row>
        <table:table-row table:style-name="ro1">
          <table:table-cell office:value-type="string" calcext:value-type="string">
            <text:p>https://kumparan.com/@kumparansport/kejuaraan-dunia-marcus-kevin-kudu-kontrol-emosi-untuk-jadi-juara-1rcwhuNqDS1</text:p>
          </table:table-cell>
        </table:table-row>
        <table:table-row table:style-name="ro1">
          <table:table-cell office:value-type="string" calcext:value-type="string">
            <text:p>https://kumparan.com/@kumparansport/marcus-kevin-gagal-di-thailand-demi-bangkit-di-kejuaraan-dunia-1rcvfJp27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3:36:03.299267110</meta:creation-date>
    <dc:date>2019-11-04T03:36:29.279238295</dc:date>
    <meta:editing-duration>PT26S</meta:editing-duration>
    <meta:editing-cycles>1</meta:editing-cycles>
    <meta:document-statistic meta:table-count="1" meta:cell-count="106" meta:object-count="0"/>
    <meta:generator>LibreOffice/6.0.7.3$Linux_X86_64 LibreOffice_project/00m0$Build-3</meta:generator>
  </office:meta>
</office:document-meta>
</file>